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8.196cm" svg:y="3.208cm">
            <draw:object draw:notify-on-update-of-ranges="Sheet1.D1:Sheet1.D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105.977408" calcext:value-type="float">
            <text:p>105.977408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float" office:value="524.68763" calcext:value-type="float">
            <text:p>524.68763</text:p>
          </table:table-cell>
        </table:table-row>
        <table:table-row table:style-name="ro1">
          <table:table-cell office:value-type="float" office:value="106.73017" calcext:value-type="float">
            <text:p>106.73017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float" office:value="566.158402" calcext:value-type="float">
            <text:p>566.158402</text:p>
          </table:table-cell>
        </table:table-row>
        <table:table-row table:style-name="ro1">
          <table:table-cell office:value-type="float" office:value="112.984096" calcext:value-type="float">
            <text:p>112.984096</text:p>
          </table:table-cell>
          <table:table-cell office:value-type="float" office:value="71280" calcext:value-type="float">
            <text:p>71280</text:p>
          </table:table-cell>
          <table:table-cell/>
          <table:table-cell office:value-type="float" office:value="630.885253" calcext:value-type="float">
            <text:p>630.885253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ime Taken</text:p>
          </table:table-cell>
          <table:table-cell office:value-type="string" calcext:value-type="string">
            <text:p>Data Processed</text:p>
          </table:table-cell>
          <table:table-cell/>
          <table:table-cell office:value-type="string" calcext:value-type="string">
            <text:p>Throughpu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2T11:30:33.162968943</meta:creation-date>
    <dc:date>2022-09-12T11:43:21.389085388</dc:date>
    <meta:editing-duration>PT2M38S</meta:editing-duration>
    <meta:editing-cycles>1</meta:editing-cycles>
    <meta:document-statistic meta:table-count="1" meta:cell-count="12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D1:Sheet1.D3" svg:x="0.348cm" svg:y="0.285cm" svg:width="12.507cm" svg:height="8.639cm">
          <chartooo:coordinate-region svg:x="1.155cm" svg:y="0.484cm" svg:width="11.606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3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4.68763">
                <text:p>524.68763</text:p>
                <draw:g>
                  <svg:desc>Sheet1.D1:Sheet1.D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6.158402">
                <text:p>566.1584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0.885253">
                <text:p>630.8852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